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A30000001185A89BD0.png"/>
  <manifest:file-entry manifest:media-type="image/png" manifest:full-path="Pictures/100002010000006C00000011DDC5E2BF.png"/>
  <manifest:file-entry manifest:media-type="image/png" manifest:full-path="Pictures/10000201000000A3000000118D4AE251.png"/>
  <manifest:file-entry manifest:media-type="image/png" manifest:full-path="Pictures/100002010000007A000000152E98DE29.png"/>
  <manifest:file-entry manifest:media-type="image/png" manifest:full-path="Pictures/10000201000000D500000015C2901BE0.png"/>
  <manifest:file-entry manifest:media-type="image/png" manifest:full-path="Pictures/100002010000004500000011B84B148C.png"/>
  <manifest:file-entry manifest:media-type="image/png" manifest:full-path="Pictures/10000201000000CF000000157FD9B047.png"/>
  <manifest:file-entry manifest:media-type="image/png" manifest:full-path="Pictures/10000201000000540000000F4AFB0910.png"/>
  <manifest:file-entry manifest:media-type="image/png" manifest:full-path="Pictures/100002010000007F000000110A65A226.png"/>
  <manifest:file-entry manifest:media-type="image/png" manifest:full-path="Pictures/100002010000007C00000015A5FDCB34.png"/>
  <manifest:file-entry manifest:media-type="image/png" manifest:full-path="Pictures/100002010000001B000000107DFACBBA.png"/>
  <manifest:file-entry manifest:media-type="image/png" manifest:full-path="Pictures/10000201000000D500000015018E058B.png"/>
  <manifest:file-entry manifest:media-type="image/png" manifest:full-path="Pictures/100002010000001B00000010584E417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8pt" style:font-size-asian="8pt" style:font-size-complex="8pt"/>
    </style:style>
    <style:style style:name="P2" style:family="paragraph" style:parent-style-name="Standard">
      <style:text-properties style:font-name="Free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FreeSans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fo:font-variant="normal" fo:text-transform="none" fo:color="#000000" style:font-name="FreeSans" fo:font-size="8pt" fo:letter-spacing="normal" fo:font-style="normal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fo:font-variant="normal" fo:text-transform="none" fo:color="#000000" style:font-name="FreeSans" fo:font-size="8pt" fo:letter-spacing="normal" fo:font-style="normal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FreeSans" fo:font-size="8pt" style:font-size-asian="8pt" style:font-size-complex="8pt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FreeSans" fo:font-size="11pt" style:font-size-asian="11pt" style:font-size-complex="11pt"/>
    </style:style>
    <style:style style:name="P11" style:family="paragraph" style:parent-style-name="Formátovaný_20_v_20_HTML">
      <style:text-properties fo:font-size="8pt" style:font-size-asian="8pt" style:font-size-complex="8pt"/>
    </style:style>
    <style:style style:name="P12" style:family="paragraph" style:parent-style-name="Standard">
      <style:paragraph-properties fo:break-before="page"/>
      <style:text-properties fo:font-variant="normal" fo:text-transform="none" fo:color="#000000" style:font-name="FreeSans" fo:font-size="8pt" fo:letter-spacing="normal" fo:font-style="normal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break-before="page"/>
      <style:text-properties style:font-name="Free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Free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text-properties fo:font-variant="normal" fo:text-transform="none" fo:color="#000000" style:font-name="FreeSans" fo:font-size="8pt" fo:letter-spacing="normal" fo:font-style="normal" fo:font-weight="normal" style:font-size-asian="8pt" style:font-weight-asian="normal" style:font-size-complex="8pt" style:font-weight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FreeSans" fo:letter-spacing="normal"/>
    </style:style>
    <style:style style:name="T6" style:family="text">
      <style:text-properties fo:font-variant="normal" fo:text-transform="none" fo:color="#000000" style:font-name="FreeSans" fo:letter-spacing="normal" fo:font-style="normal"/>
    </style:style>
    <style:style style:name="T7" style:family="text">
      <style:text-properties fo:font-variant="normal" fo:text-transform="none" fo:color="#000000" style:font-name="FreeSans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FreeSans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style:font-name="FreeSans" fo:font-size="8pt" fo:letter-spacing="normal" fo:font-style="normal" fo:font-weight="normal" style:font-size-asian="8pt" style:font-weight-asian="normal" style:font-size-complex="8pt" style:font-weight-complex="normal"/>
    </style:style>
    <style:style style:name="T10" style:family="text">
      <style:text-properties fo:font-variant="normal" fo:text-transform="none" fo:color="#000000" style:font-name="FreeSans" fo:font-size="8pt" fo:letter-spacing="normal" fo:font-style="normal" fo:font-weight="bold" style:font-size-asian="8pt" style:font-weight-asian="bold" style:font-size-complex="8pt" style:font-weight-complex="bold"/>
    </style:style>
    <style:style style:name="T11" style:family="text">
      <style:text-properties fo:font-variant="normal" fo:text-transform="none" fo:color="#000000" style:font-name="FreeSans" fo:font-size="8pt" fo:letter-spacing="normal" fo:font-style="normal" style:font-size-asian="8pt" style:font-size-complex="8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FreeSans"/>
    </style:style>
    <style:style style:name="T16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font-name="FreeSans" fo:font-size="8pt" style:font-size-asian="8pt" style:font-size-complex="8pt"/>
    </style:style>
    <style:style style:name="T18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FreeSans" fo:font-size="11pt" fo:font-weight="bold" style:font-size-asian="11pt" style:font-weight-asian="bold" style:font-size-complex="11pt" style:font-weight-complex="normal"/>
    </style:style>
    <style:style style:name="T20" style:family="text"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font-weight="normal" style:font-size-asian="8pt" style:font-weight-asian="normal" style:font-size-complex="8pt" style:font-weight-complex="normal"/>
    </style:style>
    <style:style style:name="T23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fo:margin-left="0in" fo:margin-right="0in" style:vertical-pos="top" style:vertical-rel="baseline" style:horizontal-pos="center" style:horizontal-rel="paragraph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from-top" style:horizontal-pos="center" style:horizontal-rel="paragraph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5">In fuzzy logic the val(p </text:span><text:span text:style-name="T1">∧</text:span><text:span text:style-name="T5">q</text:span><text:span text:style-name="T15">) is</text:span></text:p>
      <text:p text:style-name="P2">A min{ val(p), val(q) }</text:p>
      <text:p text:style-name="P2">B<text:span text:style-name="T14"> max{ val(p), val(q)}</text:span></text:p>
      <text:p text:style-name="P2">C<text:span text:style-name="T14"> max{ val(not p), val(q)}</text:span></text:p>
      <text:p text:style-name="P3"/>
      <text:p text:style-name="P4"><text:span text:style-name="T15">In fuzzy logic the val(p </text:span><text:span text:style-name="T1">∨</text:span><text:span text:style-name="T5"> q</text:span><text:span text:style-name="T15">) is</text:span></text:p>
      <text:p text:style-name="P1"><text:span text:style-name="T13">A</text:span> min{ val(p), val(q) }</text:p>
      <text:p text:style-name="P2">B max{ val(p), val(q)}</text:p>
      <text:p text:style-name="P2">C<text:span text:style-name="T14"> max{ val(not p), val(q)}</text:span></text:p>
      <text:p text:style-name="P3"/>
      <text:p text:style-name="P2"><text:span text:style-name="T14">If B is a domain knowladge, H is a resulting theory and </text:span><text:span text:style-name="T14"><draw:frame draw:style-name="fr1" draw:name="graphics101" text:anchor-type="as-char" svg:width="0.1898in" svg:height="0.122in" draw:z-index="0"><draw:image xlink:href="Pictures/100002010000001B00000010584E417F.png" xlink:type="simple" xlink:show="embed" xlink:actuate="onLoad"/></draw:frame></text:span><text:span text:style-name="T14"><draw:frame draw:style-name="fr1" draw:name="graphics102" text:anchor-type="as-char" svg:width="0.2083in" svg:height="0.122in" draw:z-index="1"><draw:image xlink:href="Pictures/100002010000001B000000107DFACBBA.png" xlink:type="simple" xlink:show="embed" xlink:actuate="onLoad"/></draw:frame></text:span><text:span text:style-name="T14"> are sets of positive and negative example, then posterior satisfability in inductive logic programming represents the condition:</text:span></text:p>
      <text:p text:style-name="P2">* <draw:frame draw:style-name="fr2" draw:name="graphics103" text:anchor-type="as-char" svg:y="-0.1799in" svg:width="1.3563in" svg:height="0.1339in" draw:z-index="2"><draw:image xlink:href="Pictures/10000201000000A3000000118D4AE251.png" xlink:type="simple" xlink:show="embed" xlink:actuate="onLoad"/></draw:frame></text:p>
      <text:p text:style-name="P3"><draw:frame draw:style-name="fr1" draw:name="graphics104" text:anchor-type="as-char" svg:width="1.0508in" svg:height="0.1327in" draw:z-index="3"><draw:image xlink:href="Pictures/100002010000007F000000110A65A226.png" xlink:type="simple" xlink:show="embed" xlink:actuate="onLoad"/></draw:frame></text:p>
      <text:p text:style-name="P3"><draw:frame draw:style-name="fr1" draw:name="graphics105" text:anchor-type="as-char" svg:width="1.3583in" svg:height="0.139in" draw:z-index="4"><draw:image xlink:href="Pictures/10000201000000A30000001185A89BD0.png" xlink:type="simple" xlink:show="embed" xlink:actuate="onLoad"/></draw:frame></text:p>
      <text:p text:style-name="P3"/>
      <text:p text:style-name="P2"><text:span text:style-name="T14">If B is a domain knowladge, H is a resulting theory and </text:span><text:span text:style-name="T14"><draw:frame draw:style-name="fr1" draw:name="graphics2" text:anchor-type="as-char" svg:width="0.1898in" svg:height="0.122in" draw:z-index="6"><draw:image xlink:href="Pictures/100002010000001B00000010584E417F.png" xlink:type="simple" xlink:show="embed" xlink:actuate="onLoad"/></draw:frame></text:span><text:span text:style-name="T14"><draw:frame draw:style-name="fr1" draw:name="graphics3" text:anchor-type="as-char" svg:width="0.2083in" svg:height="0.122in" draw:z-index="7"><draw:image xlink:href="Pictures/100002010000001B000000107DFACBBA.png" xlink:type="simple" xlink:show="embed" xlink:actuate="onLoad"/></draw:frame></text:span><text:span text:style-name="T14"> are sets of positive and negative example, then prior necessity in inductive logic programming represents the condition:</text:span></text:p>
      <text:p text:style-name="P3"><draw:frame draw:style-name="fr2" draw:name="graphics4" text:anchor-type="as-char" svg:y="-0.1799in" svg:width="1.3563in" svg:height="0.1339in" draw:z-index="8"><draw:image xlink:href="Pictures/10000201000000A3000000118D4AE251.png" xlink:type="simple" xlink:show="embed" xlink:actuate="onLoad"/></draw:frame></text:p>
      <text:p text:style-name="P3"><draw:frame draw:style-name="fr1" draw:name="graphics5" text:anchor-type="as-char" svg:width="1.0508in" svg:height="0.1327in" draw:z-index="9"><draw:image xlink:href="Pictures/100002010000007F000000110A65A226.png" xlink:type="simple" xlink:show="embed" xlink:actuate="onLoad"/></draw:frame></text:p>
      <text:p text:style-name="P3">* <draw:frame draw:style-name="fr1" draw:name="graphics1" text:anchor-type="as-char" svg:width="1.3583in" svg:height="0.139in" draw:z-index="5"><draw:image xlink:href="Pictures/10000201000000A30000001185A89BD0.png" xlink:type="simple" xlink:show="embed" xlink:actuate="onLoad"/></draw:frame></text:p>
      <text:p text:style-name="P3"/>
      <text:p text:style-name="P3">In Lukasiewicz logic given val(p)=val(q), val(p =&gt; q) is</text:p>
      <text:p text:style-name="P2">A 1 <text:span text:style-name="T14">// podla pravdivostnej L3 tabulky by to tak malo byt</text:span></text:p>
      <text:p text:style-name="P2">B<text:span text:style-name="T14"> 0</text:span></text:p>
      <text:p text:style-name="P2">C<text:span text:style-name="T14"> 0.5</text:span></text:p>
      <text:p text:style-name="P3"/>
      <text:p text:style-name="P6">In lukasiewicz logic, val(p=&gt;q) is equal to 1/2 for</text:p>
      <text:p text:style-name="Standard"><text:span text:style-name="T10">A</text:span><text:span text:style-name="T9"> val(p)= 1/2 and val(q)= 1</text:span></text:p>
      <text:p text:style-name="P8"><text:span text:style-name="T11">B</text:span><text:span text:style-name="T11"> val(p)= 1/2 and val(q)= 0</text:span></text:p>
      <text:p text:style-name="P2"><text:span text:style-name="T3">C</text:span><text:span text:style-name="T4"> val(p)= 0 and val(q)=1/2</text:span></text:p>
      <text:p text:style-name="P3"/>
      <text:p text:style-name="P1">In fuzzy logic fiven val(p)=val(q), val(p =&gt; q) is</text:p>
      <text:p text:style-name="P1"><text:span text:style-name="T13">A</text:span> 0</text:p>
      <text:p text:style-name="P2">B 1 // nie som si isty, ale asi by som to dal</text:p>
      <text:p text:style-name="P2">C<text:span text:style-name="T14"> val(p)</text:span></text:p>
      <text:p text:style-name="P3"/>
      <text:p text:style-name="Standard"><text:span text:style-name="T16">There is a tabelau (not yet finished) with nodes wSv, vSu, Tu </text:span><text:span text:style-name="T2">⊨</text:span><text:span text:style-name="T9">φ(c), among others. Without any futher assumptions we can use the constatn c in next reductions ony in nodes that concernt word(s)</text:span></text:p>
      <text:p text:style-name="P8"><text:span text:style-name="T11">A u but not w </text:span><text:span text:style-name="T9">// nemoze sa pouzit premenna zo sveta ked este neexitoval, len v sucastnosti a buducnosti</text:span></text:p>
      <text:p text:style-name="Standard"><text:span text:style-name="T10">B</text:span><text:span text:style-name="T9"> both u and w</text:span></text:p>
      <text:p text:style-name="Standard"><text:span text:style-name="T10">C</text:span><text:span text:style-name="T9"> w but not u</text:span></text:p>
      <text:p text:style-name="P6"/>
      <text:p text:style-name="P4"><text:span text:style-name="T7">Formula <text:s/></text:span><text:span text:style-name="T7"><draw:frame draw:style-name="fr1" draw:name="graphics20" text:anchor-type="as-char" svg:width="1.7417in" svg:height="0.1681in" draw:z-index="10"><draw:image xlink:href="Pictures/10000201000000D500000015018E058B.png" xlink:type="simple" xlink:show="embed" xlink:actuate="onLoad"/></draw:frame></text:span></text:p>
      <text:p text:style-name="P5"><text:span text:style-name="T6">A</text:span><text:span text:style-name="T6"> is always true (tautology)</text:span></text:p>
      <text:p text:style-name="P4"><text:span text:style-name="T8">B</text:span><text:span text:style-name="T7"> is true only for some A,B</text:span></text:p>
      <text:p text:style-name="P4"><text:span text:style-name="T8">C</text:span><text:span text:style-name="T7"> is never true </text:span></text:p>
      <text:p text:style-name="P6"/>
      <text:p text:style-name="P4"><text:span text:style-name="T7">Formula <text:s/></text:span><text:span text:style-name="T7"><draw:frame draw:style-name="fr1" draw:name="graphics43" text:anchor-type="as-char" svg:width="1.7008in" svg:height="0.1909in" draw:z-index="11"><draw:image xlink:href="Pictures/10000201000000CF000000157FD9B047.png" xlink:type="simple" xlink:show="embed" xlink:actuate="onLoad"/></draw:frame></text:span></text:p>
      <text:p text:style-name="P4"><text:span text:style-name="T8">A</text:span><text:span text:style-name="T7"> is always true (tautology)</text:span></text:p>
      <text:p text:style-name="P5"><text:span text:style-name="T6">B </text:span><text:span text:style-name="T6">is true only in some frames</text:span></text:p>
      <text:p text:style-name="P4"><text:span text:style-name="T8">C</text:span><text:span text:style-name="T7"> is never true </text:span></text:p>
      <text:p text:style-name="P12">Which of the folowing operators is the generalization one?</text:p>
      <text:p text:style-name="P4"><text:span text:style-name="T8">A</text:span><text:span text:style-name="T7"> change of the order of literals in a clause body</text:span></text:p>
      <text:p text:style-name="P4"><text:span text:style-name="T8">B</text:span><text:span text:style-name="T7"> addition of a literal into a clause body</text:span></text:p>
      <text:p text:style-name="P5"><text:span text:style-name="T6">C</text:span><text:span text:style-name="T6"> removal of literal from clasuse body</text:span></text:p>
      <text:p text:style-name="P6"/>
      <text:p text:style-name="P6">Which of the folowing operators is the specization one ?</text:p>
      <text:p text:style-name="P4"><text:span text:style-name="T8">A</text:span><text:span text:style-name="T7"> change of the order of literals in a clause body</text:span></text:p>
      <text:p text:style-name="P5"><text:span text:style-name="T6">B</text:span><text:span text:style-name="T6"> addition of a literal into a clause body</text:span></text:p>
      <text:p text:style-name="P4"><text:span text:style-name="T8">C</text:span><text:span text:style-name="T7"> removal of literal from clasuse body</text:span></text:p>
      <text:p text:style-name="P6"/>
      <text:p text:style-name="P3">Definite causule grammers (DCG) are</text:p>
      <text:p text:style-name="P2">A<text:span text:style-name="T14"> equivalent to regular grammars</text:span></text:p>
      <text:p text:style-name="P2">B<text:span text:style-name="T14"> equivalent to context-free grammers</text:span></text:p>
      <text:p text:style-name="P7">C more expressive then context-free grammers</text:p>
      <text:p text:style-name="P6"/>
      <text:p text:style-name="P6"/>
      <text:p text:style-name="P6">Which of the following propositions is not true?</text:p>
      <text:p text:style-name="P4"><draw:frame draw:style-name="fr3" draw:name="graphics62" text:anchor-type="as-char" svg:width="1.1252in" svg:height="0.1772in" draw:z-index="12"><draw:image xlink:href="Pictures/100002010000006C00000011DDC5E2BF.png" xlink:type="simple" xlink:show="embed" xlink:actuate="onLoad"/></draw:frame><text:line-break/>* <text:span text:style-name="T12"><draw:frame draw:style-name="fr3" draw:name="graphics63" text:anchor-type="as-char" svg:width="0.7189in" svg:height="0.1772in" draw:z-index="13"><draw:image xlink:href="Pictures/100002010000004500000011B84B148C.png" xlink:type="simple" xlink:show="embed" xlink:actuate="onLoad"/></draw:frame></text:span><text:line-break/><draw:frame draw:style-name="fr3" draw:name="graphics64" text:anchor-type="as-char" svg:width="1.8654in" svg:height="0.2189in" draw:z-index="14"><draw:image xlink:href="Pictures/10000201000000D500000015C2901BE0.png" xlink:type="simple" xlink:show="embed" xlink:actuate="onLoad"/></draw:frame></text:p>
      <text:p text:style-name="P4"/>
      <text:p text:style-name="P6">Which of the following propositions is true?</text:p>
      <text:p text:style-name="P4"><draw:frame draw:style-name="fr3" draw:name="graphics76" text:anchor-type="as-char" svg:width="1.2917in" svg:height="0.2189in" draw:z-index="15"><draw:image xlink:href="Pictures/100002010000007C00000015A5FDCB34.png" xlink:type="simple" xlink:show="embed" xlink:actuate="onLoad"/></draw:frame><text:line-break/>* <draw:frame draw:style-name="fr3" draw:name="graphics77" text:anchor-type="as-char" svg:width="1.2709in" svg:height="0.2189in" draw:z-index="16"><draw:image xlink:href="Pictures/100002010000007A000000152E98DE29.png" xlink:type="simple" xlink:show="embed" xlink:actuate="onLoad"/></draw:frame> <text:line-break/><draw:frame draw:style-name="fr3" draw:name="graphics78" text:anchor-type="as-char" svg:width="0.8752in" svg:height="0.1563in" draw:z-index="17"><draw:image xlink:href="Pictures/10000201000000540000000F4AFB0910.png" xlink:type="simple" xlink:show="embed" xlink:actuate="onLoad"/></draw:frame></text:p>
      <text:p text:style-name="P1"/>
      <text:p text:style-name="P1">For a given training set without noise and given domain knowladge, the basic ILP problem</text:p>
      <text:p text:style-name="P2">A has at least one solution</text:p>
      <text:p text:style-name="P1"><text:span text:style-name="T13">B</text:span> has at most one solution</text:p>
      <text:p text:style-name="P1"><text:span text:style-name="T13">C</text:span> has exactly one solution</text:p>
      <text:p text:style-name="P1"/>
      <text:p text:style-name="P1">How many steps is necessary to specalize the clause p(X, W) :- q(X, Y), r(Z, W), to clause p(a,b) :- q(a, Y), r(Y,b),s(Y,Y).</text:p>
      <text:p text:style-name="P2">A six</text:p>
      <text:p text:style-name="P1"><text:span text:style-name="T13">B</text:span> five</text:p>
      <text:p text:style-name="P1"><text:span text:style-name="T13">C</text:span> sev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3pt" fo:language="cs" fo:country="CZ" style:font-size-asian="13pt" style:font-name-complex="Courier New" style:font-size-complex="13pt"/>
    </style:style>
    <style:style style:name="Standardní_20_písmo_20_odstavce" style:display-name="Standardní písmo odstavce" style:family="text"/>
    <style:style style:name="Psací_20_stroj_20_HTML" style:display-name="Psací stroj HTML" style:family="text" style:parent-style-name="Standardní_20_písmo_20_odstavce">
      <style:text-properties style:font-name="Courier New" fo:font-size="13pt" style:font-name-asian="Times New Roman" style:font-size-asian="13pt" style:font-name-complex="Courier New" style:font-size-complex="13pt"/>
    </style:style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0.6634in" fo:margin-left="0.5937in" fo:margin-right="0.79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o </meta:initial-creator>
    <meta:creation-date>2012-05-21T07:20:08</meta:creation-date>
    <dc:date>2012-05-26T09:13:27</dc:date>
    <dc:creator>peto </dc:creator>
    <meta:editing-duration>PT45M5S</meta:editing-duration>
    <meta:editing-cycles>8</meta:editing-cycles>
    <meta:generator>LibreOffice/3.5$Linux_x86 LibreOffice_project/350m1$Build-2</meta:generator>
    <meta:printed-by>peto </meta:printed-by>
    <meta:print-date>2012-05-21T10:12:02</meta:print-date>
    <meta:document-statistic meta:table-count="0" meta:image-count="18" meta:object-count="0" meta:page-count="2" meta:paragraph-count="64" meta:word-count="450" meta:character-count="2363" meta:non-whitespace-character-count="1938"/>
  </office:meta>
</office:document-meta>
</file>